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e5c" officeooo:paragraph-rsid="00054e5c"/>
    </style:style>
    <style:style style:name="P2" style:family="paragraph" style:parent-style-name="Standard">
      <style:text-properties officeooo:rsid="00069a53" officeooo:paragraph-rsid="00069a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:</text:p>
      <text:p text:style-name="P1">1. I used the the proteome files of 09,17,49 and 51 created by Glimmer as the proteome file and combined all protein sequences in file, all_proteome.fasta.</text:p>
      <text:p text:style-name="P1"/>
      <text:p text:style-name="P2">4.</text:p>
      <text:p text:style-name="P2">I used the proteome of 09 as the quer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41:41.081138491</meta:creation-date>
    <meta:generator>LibreOffice/5.1.6.2$Linux_X86_64 LibreOffice_project/10m0$Build-2</meta:generator>
    <dc:date>2018-05-11T17:16:54.245167286</dc:date>
    <meta:editing-duration>PT58M44S</meta:editing-duration>
    <meta:editing-cycles>1</meta:editing-cycles>
    <meta:document-statistic meta:table-count="0" meta:image-count="0" meta:object-count="0" meta:page-count="1" meta:paragraph-count="4" meta:word-count="38" meta:character-count="207" meta:non-whitespace-character-count="173"/>
  </office:meta>
</office:document-meta>
</file>